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007cm" draw:marker-end-width="0.007cm" draw:fill="solid" draw:fill-color="#ffffff" draw:textarea-horizontal-align="justify" draw:textarea-vertical-align="middle" draw:auto-grow-height="false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fill="solid" draw:fill-color="#ffffff" draw:textarea-horizontal-align="justify" draw:textarea-vertical-align="middle" draw:auto-grow-height="false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textarea-horizontal-align="right" draw:textarea-vertical-align="top" draw:auto-grow-height="false" fo:padding-top="0.142cm" fo:padding-bottom="0.142cm" fo:padding-left="0.267cm" fo:padding-right="0.267cm"/>
    </style:style>
    <style:style style:name="gr4" style:family="graphic" style:parent-style-name="standard">
      <style:graphic-properties svg:stroke-width="0.025cm" svg:stroke-color="#000000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5" style:family="graphic" style:parent-style-name="objectwithoutfill">
      <style:graphic-properties svg:stroke-width="0.025cm" svg:stroke-color="#c0c0c0" draw:marker-start-width="0.2cm" draw:marker-end="Arrow" draw:marker-end-width="0.075cm" draw:fill="none" draw:fill-color="#ffffff" draw:textarea-vertical-align="middle" fo:padding-top="0.137cm" fo:padding-bottom="0.137cm" fo:padding-left="0.262cm" fo:padding-right="0.262cm"/>
    </style:style>
    <style:style style:name="gr6" style:family="graphic" style:parent-style-name="objectwithoutfill">
      <style:graphic-properties svg:stroke-width="0.025cm" svg:stroke-color="#c0c0c0" draw:marker-end="Arrow" draw:marker-end-width="0.075cm" draw:fill="none" draw:fill-color="#ffffff" draw:textarea-vertical-align="middle" fo:padding-top="0.137cm" fo:padding-bottom="0.137cm" fo:padding-left="0.262cm" fo:padding-right="0.262cm"/>
    </style:style>
    <style:style style:name="gr7" style:family="graphic" style:parent-style-name="standard">
      <style:graphic-properties svg:stroke-width="0.025cm" svg:stroke-color="#c0c0c0" draw:fill="solid" draw:fill-color="#ffffff" draw:textarea-vertical-align="middle" fo:padding-top="0.137cm" fo:padding-bottom="0.137cm" fo:padding-left="0.262cm" fo:padding-right="0.262cm"/>
    </style:style>
    <style:style style:name="gr8" style:family="graphic" style:parent-style-name="standard">
      <style:graphic-properties draw:stroke="dash" draw:stroke-dash="Ultrafine_20_Dashed" svg:stroke-width="0.01cm" svg:stroke-color="#000000" draw:marker-start-width="0.178cm" draw:marker-end-width="0.178cm" draw:fill="none" draw:fill-color="#ffffff" draw:textarea-horizontal-align="justify" draw:textarea-vertical-align="middle" draw:auto-grow-height="false" fo:padding-top="0.13cm" fo:padding-bottom="0.13cm" fo:padding-left="0.255cm" fo:padding-right="0.255cm"/>
    </style:style>
    <style:style style:name="gr9" style:family="graphic" style:parent-style-name="standard">
      <style:graphic-properties draw:stroke="none" draw:stroke-dash="Fine_20_Dotted" svg:stroke-width="0.025cm" svg:stroke-color="#000000" draw:fill="none" draw:fill-color="#ffffff" draw:textarea-horizontal-align="left" draw:auto-grow-height="true" draw:auto-grow-width="true" fo:min-height="0cm" fo:min-width="1.391cm" fo:padding-top="0.137cm" fo:padding-bottom="0.137cm" fo:padding-left="0.262cm" fo:padding-right="0.262cm"/>
    </style:style>
    <style:style style:name="gr10" style:family="graphic" style:parent-style-name="standard">
      <style:graphic-properties draw:stroke="none" draw:stroke-dash="Fine_20_Dotted" svg:stroke-width="0.025cm" svg:stroke-color="#000000" draw:fill="none" draw:fill-color="#ffffff" draw:textarea-horizontal-align="left" draw:auto-grow-height="true" draw:auto-grow-width="false" fo:min-height="0cm" fo:min-width="0.211cm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family="Arial" style:font-family-generic="swiss" style:font-pitch="variable" fo:font-size="10pt" style:font-size-asian="10pt" style:font-size-complex="10pt"/>
    </style:style>
    <style:style style:name="P4" style:family="paragraph">
      <style:paragraph-properties fo:text-align="center"/>
      <style:text-properties fo:font-family="'Courier 10 Pitch'" style:font-pitch="fixed" fo:font-size="10pt" style:font-size-asian="10pt" style:font-size-complex="10pt"/>
    </style:style>
    <style:style style:name="P5" style:family="paragraph">
      <style:paragraph-properties fo:text-align="center"/>
      <style:text-properties fo:font-family="Arial" style:font-family-generic="swiss" style:font-pitch="variable" fo:font-size="9pt" style:font-size-asian="9pt" style:font-size-complex="9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family="Arial" style:font-family-generic="swiss" style:font-pitch="variable" fo:font-size="10pt" style:font-size-asian="10pt" style:font-size-complex="10pt"/>
    </style:style>
    <style:style style:name="T3" style:family="text">
      <style:text-properties fo:font-family="'Courier 10 Pitch'" style:font-pitch="fixed" fo:font-size="10pt" style:font-size-asian="10pt" style:font-size-complex="10pt"/>
    </style:style>
    <style:style style:name="T4" style:family="text">
      <style:text-properties fo:font-family="Arial" style:font-family-generic="swiss" style:font-pitch="variable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0" draw:id="id10" draw:layer="layout" svg:width="1.905cm" svg:height="1.143cm" svg:x="12.811cm" svg:y="3.902cm">
          <text:p text:style-name="P1"><text:span text:style-name="T1">STDOUT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" draw:text-style-name="P2" xml:id="id19" draw:id="id19" draw:layer="layout" svg:width="2.032cm" svg:height="1.143cm" svg:x="7.604cm" svg:y="3.894cm">
          <text:p text:style-name="P1"><text:span text:style-name="T1">ERROUT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2" draw:text-style-name="P3" xml:id="id6" draw:id="id6" draw:layer="layout" svg:width="1.27cm" svg:height="1.27cm" svg:x="2.316cm" svg:y="5.826cm">
          <text:p text:style-name="P1"><text:span text:style-name="T2">*.ba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3" xml:id="id3" draw:id="id3" draw:layer="layout" svg:width="1.27cm" svg:height="1.27cm" svg:x="2.316cm" svg:y="7.35cm">
          <text:p text:style-name="P1"><text:span text:style-name="T2">*.bi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3" xml:id="id17" draw:id="id17" draw:layer="layout" svg:width="1.27cm" svg:height="1.27cm" svg:x="4.675cm" svg:y="10.117cm">
          <text:p text:style-name="P1"><text:span text:style-name="T2">*.html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3" xml:id="id15" draw:id="id15" draw:layer="layout" svg:width="1.27cm" svg:height="1.27cm" svg:x="6.426cm" svg:y="10.117cm">
          <text:p text:style-name="P1"><text:span text:style-name="T2">*.tex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3" xml:id="id16" draw:id="id16" draw:layer="layout" svg:width="1.27cm" svg:height="1.27cm" svg:x="7.977cm" svg:y="10.117cm">
          <text:p text:style-name="P1"><text:span text:style-name="T2">*.xml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3" xml:id="id12" draw:id="id12" draw:layer="layout" svg:width="1.27cm" svg:height="1.27cm" svg:x="13.446cm" svg:y="5.68cm">
          <text:p text:style-name="P1"><text:span text:style-name="T2">*.c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3" xml:id="id13" draw:id="id13" draw:layer="layout" svg:width="1.27cm" svg:height="1.27cm" svg:x="13.462cm" svg:y="7.179cm">
          <text:p text:style-name="P1"><text:span text:style-name="T2">*.h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3" xml:id="id8" draw:id="id8" draw:layer="layout" svg:width="1.27cm" svg:height="1.016cm" svg:x="2.316cm" svg:y="9.128cm">
          <text:p text:style-name="P1"><text:span text:style-name="T2">Doxyfil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3" xml:id="id1" draw:id="id1" draw:layer="layout" svg:width="1.651cm" svg:height="1.016cm" svg:x="2.116cm" svg:y="4.302cm">
          <text:p text:style-name="P1"><text:span text:style-name="T2">STDIN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2" draw:text-style-name="P3" xml:id="id14" draw:id="id14" draw:layer="layout" svg:width="1.27cm" svg:height="1.016cm" svg:x="11.152cm" svg:y="9.128cm">
          <text:p text:style-name="P1"><text:span text:style-name="T2">fb-doc</text:span></text:p>
          <text:p text:style-name="P1"><text:span text:style-name="T2">.lfn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1" xml:id="id18" draw:id="id18" draw:layer="layout" svg:width="7.62cm" svg:height="3.175cm" svg:x="4.81cm" svg:y="5.572cm">
          <text:p text:style-name="P1">fb-doc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2" draw:id="id2" draw:layer="layout" svg:width="3.302cm" svg:height="0.635cm" svg:x="4.81cm" svg:y="5.572cm">
          <text:p text:style-name="P1"><text:span text:style-name="T3">--geany-mod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5" draw:id="id5" draw:layer="layout" svg:width="3.302cm" svg:height="0.635cm" svg:x="4.81cm" svg:y="6.207cm">
          <text:p text:style-name="P1"><text:span text:style-name="T3">default mod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4" draw:id="id4" draw:layer="layout" svg:width="3.302cm" svg:height="0.635cm" svg:x="4.81cm" svg:y="6.842cm">
          <draw:glue-point draw:id="8" svg:x="5cm" svg:y="-2.992cm"/>
          <draw:glue-point draw:id="9" svg:x="5cm" svg:y="3.007cm"/>
          <text:p text:style-name="P1"><text:span text:style-name="T3">--file-mod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7" draw:id="id7" draw:layer="layout" svg:width="3.302cm" svg:height="0.635cm" svg:x="4.81cm" svg:y="7.477cm">
          <draw:glue-point draw:id="8" svg:x="-4.998cm" svg:y="3.007cm"/>
          <draw:glue-point draw:id="9" svg:x="-4.998cm" svg:y="-2.992cm" draw:escape-direction="left"/>
          <text:p text:style-name="P1"><text:span text:style-name="T3">--list-mod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9" draw:id="id9" draw:layer="layout" svg:width="3.302cm" svg:height="0.635cm" svg:x="4.81cm" svg:y="8.112cm">
          <text:p text:style-name="P1"><text:span text:style-name="T3">--syntax-mod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4" draw:layer="layout" svg:x1="3.767cm" svg:y1="4.81cm" svg:x2="4.81cm" svg:y2="5.889cm" draw:start-shape="id1" draw:start-glue-point="7" draw:end-shape="id2" draw:end-glue-point="5" svg:d="m3767 4810h524v1079h519" svg:viewBox="0 0 1044 1080">
          <text:p/>
        </draw:connector>
        <draw:connector draw:style-name="gr6" draw:text-style-name="P4" draw:layer="layout" draw:line-skew="-0.153cm" svg:x1="3.586cm" svg:y1="7.985cm" svg:x2="4.81cm" svg:y2="7.159cm" draw:start-shape="id3" draw:start-glue-point="7" draw:end-shape="id4" draw:end-glue-point="5" svg:d="m3586 7985h462v-826h762" svg:viewBox="0 0 1225 827">
          <text:p/>
        </draw:connector>
        <draw:connector draw:style-name="gr6" draw:text-style-name="P4" draw:layer="layout" draw:line-skew="-0.153cm" svg:x1="3.586cm" svg:y1="7.985cm" svg:x2="4.81cm" svg:y2="6.524cm" draw:start-shape="id3" draw:start-glue-point="7" draw:end-shape="id5" draw:end-glue-point="5" svg:d="m3586 7985h462v-1461h762" svg:viewBox="0 0 1225 1462">
          <text:p/>
        </draw:connector>
        <draw:connector draw:style-name="gr6" draw:text-style-name="P4" draw:layer="layout" draw:line-skew="-0.153cm" svg:x1="3.586cm" svg:y1="6.461cm" svg:x2="4.811cm" svg:y2="7.605cm" draw:start-shape="id6" draw:start-glue-point="7" draw:end-shape="id7" draw:end-glue-point="9" svg:d="m3586 6461h462v1144h763" svg:viewBox="0 0 1226 1145">
          <text:p/>
        </draw:connector>
        <draw:connector draw:style-name="gr6" draw:text-style-name="P4" draw:layer="layout" draw:line-skew="0.101cm" svg:x1="3.586cm" svg:y1="9.636cm" svg:x2="4.81cm" svg:y2="8.429cm" draw:start-shape="id8" draw:start-glue-point="7" draw:end-shape="id9" draw:end-glue-point="5" svg:d="m3586 9636h716v-1207h508" svg:viewBox="0 0 1225 1208">
          <text:p/>
        </draw:connector>
        <draw:connector draw:style-name="gr6" draw:text-style-name="P4" draw:layer="layout" draw:line-skew="-0.442cm" svg:x1="8.112cm" svg:y1="5.889cm" svg:x2="12.811cm" svg:y2="4.473cm" draw:start-shape="id2" draw:start-glue-point="7" draw:end-shape="id10" draw:end-glue-point="5" svg:d="m8112 5889h1905v-1416h2794" svg:viewBox="0 0 4700 1417">
          <text:p/>
        </draw:connector>
        <draw:connector draw:style-name="gr6" draw:text-style-name="P4" draw:layer="layout" draw:line-skew="-0.442cm" svg:x1="8.112cm" svg:y1="6.524cm" svg:x2="12.811cm" svg:y2="4.473cm" draw:start-shape="id5" draw:start-glue-point="7" draw:end-shape="id10" draw:end-glue-point="5" svg:d="m8112 6524h1905v-2051h2794" svg:viewBox="0 0 4700 2052">
          <text:p/>
        </draw:connector>
        <draw:connector draw:style-name="gr6" draw:text-style-name="P4" draw:layer="layout" svg:x1="12.276cm" svg:y1="7.159cm" svg:x2="13.446cm" svg:y2="6.315cm" draw:start-shape="id11" draw:start-glue-point="1" draw:end-shape="id12" draw:end-glue-point="5" svg:d="m12276 7159h583v-844h587" svg:viewBox="0 0 1171 845">
          <text:p/>
        </draw:connector>
        <draw:connector draw:style-name="gr6" draw:text-style-name="P4" draw:layer="layout" svg:x1="12.276cm" svg:y1="7.159cm" svg:x2="13.462cm" svg:y2="7.814cm" draw:start-shape="id11" draw:start-glue-point="1" draw:end-shape="id13" draw:end-glue-point="5" svg:d="m12276 7159h591v655h595" svg:viewBox="0 0 1187 656">
          <text:p/>
        </draw:connector>
        <draw:connector draw:style-name="gr6" draw:text-style-name="P4" draw:layer="layout" draw:line-skew="1.149cm" svg:x1="8.112cm" svg:y1="7.794cm" svg:x2="11.152cm" svg:y2="9.636cm" draw:start-shape="id7" draw:start-glue-point="7" draw:end-shape="id14" draw:end-glue-point="5" svg:d="m8112 7794h2667v1842h373" svg:viewBox="0 0 3041 1843">
          <text:p/>
        </draw:connector>
        <draw:connector draw:style-name="gr6" draw:text-style-name="P4" draw:layer="layout" draw:line-skew="0.037cm" svg:x1="7.061cm" svg:y1="10.117cm" svg:x2="8.612cm" svg:y2="10.117cm" draw:start-shape="id15" draw:start-glue-point="4" draw:end-shape="id16" draw:end-glue-point="4" svg:d="m7061 10117v-481h1551v481" svg:viewBox="0 0 1552 482">
          <text:p/>
        </draw:connector>
        <draw:connector draw:style-name="gr6" draw:text-style-name="P4" draw:layer="layout" draw:line-skew="0.206cm" svg:x1="6.461cm" svg:y1="8.747cm" svg:x2="7.061cm" svg:y2="10.117cm" draw:start-shape="id9" draw:start-glue-point="6" draw:end-shape="id15" draw:end-glue-point="4" svg:d="m6461 8747v889h600v481" svg:viewBox="0 0 601 1371">
          <text:p/>
        </draw:connector>
        <draw:connector draw:style-name="gr6" draw:text-style-name="P4" draw:layer="layout" draw:line-skew="0.037cm" svg:x1="7.061cm" svg:y1="10.117cm" svg:x2="5.31cm" svg:y2="10.117cm" draw:start-shape="id15" draw:start-glue-point="4" draw:end-shape="id17" draw:end-glue-point="4" svg:d="m7061 10117v-481h-1751v481" svg:viewBox="0 0 1752 482">
          <text:p/>
        </draw:connector>
        <draw:connector draw:style-name="gr6" draw:text-style-name="P4" draw:layer="layout" draw:line-skew="0cm -0.13cm" svg:x1="8.612cm" svg:y1="11.287cm" svg:x2="8.112cm" svg:y2="8.429cm" draw:start-shape="id16" draw:start-glue-point="6" draw:end-shape="id9" draw:end-glue-point="7" svg:d="m8612 11287v619h1024v-3477h-1524" svg:viewBox="0 0 1525 3478">
          <text:p/>
        </draw:connector>
        <draw:connector draw:style-name="gr7" draw:text-style-name="P4" draw:layer="layout" svg:x1="7.061cm" svg:y1="11.287cm" svg:x2="5.31cm" svg:y2="11.287cm" draw:start-shape="id15" draw:start-glue-point="6" draw:end-shape="id17" draw:end-glue-point="6" svg:d="m7061 11287v619h-1751v-619" svg:viewBox="0 0 1752 620">
          <text:p/>
        </draw:connector>
        <draw:connector draw:style-name="gr7" draw:text-style-name="P4" draw:layer="layout" svg:x1="8.612cm" svg:y1="11.287cm" svg:x2="5.31cm" svg:y2="11.287cm" draw:start-shape="id16" draw:start-glue-point="6" draw:end-shape="id17" draw:end-glue-point="6" svg:d="m8612 11287v619h-3302v-619" svg:viewBox="0 0 3303 620">
          <text:p/>
        </draw:connector>
        <draw:custom-shape draw:style-name="gr4" draw:text-style-name="P3" xml:id="id11" draw:id="id11" draw:layer="layout" svg:width="2.032cm" svg:height="0.889cm" svg:x="10.244cm" svg:y="6.715cm">
          <text:p text:style-name="P1"><text:span text:style-name="T2">emitter</text:span></text:p>
          <text:p text:style-name="P1"><text:span text:style-name="T2">C_Source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6" draw:text-style-name="P4" draw:layer="layout" svg:x1="11.787cm" svg:y1="9.128cm" svg:x2="11.26cm" svg:y2="7.604cm" draw:start-shape="id14" draw:start-glue-point="4" draw:end-shape="id11" draw:end-glue-point="2" svg:d="m11787 9128v-764h-527v-760" svg:viewBox="0 0 528 1525">
          <text:p/>
        </draw:connector>
        <draw:connector draw:style-name="gr6" draw:text-style-name="P4" draw:layer="layout" svg:x1="8.62cm" svg:y1="5.572cm" svg:x2="8.62cm" svg:y2="5.037cm" draw:start-shape="id18" draw:start-glue-point="4" draw:end-shape="id19" draw:end-glue-point="6" svg:d="m8620 5572v-535" svg:viewBox="0 0 1 536">
          <text:p/>
        </draw:connector>
        <draw:connector draw:style-name="gr6" draw:text-style-name="P4" draw:layer="layout" draw:line-skew="0.101cm" svg:x1="3.586cm" svg:y1="9.636cm" svg:x2="4.811cm" svg:y2="7.984cm" draw:start-shape="id8" draw:start-glue-point="7" draw:end-shape="id7" draw:end-glue-point="8" svg:d="m3586 9636h716v-1652h509" svg:viewBox="0 0 1226 1653">
          <text:p/>
        </draw:connector>
        <draw:custom-shape draw:style-name="gr2" draw:text-style-name="P5" xml:id="id20" draw:id="id20" draw:layer="layout" svg:width="1.27cm" svg:height="2.794cm" svg:x="13.446cm" svg:y="9.128cm">
          <text:p text:style-name="P1"><text:span text:style-name="T4">*.gtmp</text:span></text:p>
          <text:p text:style-name="P1"><text:span text:style-name="T4">*.dtmp</text:span></text:p>
          <text:p text:style-name="P1"><text:span text:style-name="T4">*.lfn</text:span></text:p>
          <text:p text:style-name="P1"><text:span text:style-name="T4">*.html</text:span></text:p>
          <text:p text:style-name="P1"><text:span text:style-name="T4">*.ext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6" draw:text-style-name="P4" draw:layer="layout" draw:line-skew="-0.76cm" svg:x1="8.112cm" svg:y1="7.349cm" svg:x2="13.446cm" svg:y2="10.525cm" draw:start-shape="id4" draw:start-glue-point="9" draw:end-shape="id20" draw:end-glue-point="5" svg:d="m8112 7349h1905v3176h3429" svg:viewBox="0 0 5335 3177">
          <text:p/>
        </draw:connector>
        <draw:custom-shape draw:style-name="gr8" draw:text-style-name="P3" draw:layer="layout" svg:width="4.826cm" svg:height="1.778cm" svg:x="4.548cm" svg:y="9.863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1.915cm" svg:height="1.063cm" draw:transform="rotate (1.5707963267949) translate (3.54cm 12.167cm)">
          <draw:text-box>
            <text:p text:style-name="P1"><text:span text:style-name="T2">Doxygen</text:span></text:p>
            <text:p text:style-name="P1"><text:span text:style-name="T2">output</text:span></text:p>
          </draw:text-box>
        </draw:frame>
        <draw:frame draw:style-name="gr10" draw:text-style-name="P4" draw:layer="layout" svg:width="2.566cm" svg:height="0.669cm" draw:transform="rotate (1.5707963267949) translate (14.716cm 8.22cm)">
          <draw:text-box>
            <text:p text:style-name="P1"><text:span text:style-name="T2">C back-end</text:span></text:p>
          </draw:text-box>
        </draw:frame>
        <draw:frame draw:style-name="gr10" draw:text-style-name="P4" draw:layer="layout" svg:width="1.931cm" svg:height="1.063cm" draw:transform="rotate (1.5707963267949) translate (14.682cm 5.426cm)">
          <draw:text-box>
            <text:p text:style-name="P1"><text:span text:style-name="T2">Doxygen</text:span></text:p>
            <text:p text:style-name="P1"><text:span text:style-name="T2">Geany</text:span></text:p>
          </draw:text-box>
        </draw:frame>
        <draw:frame draw:style-name="gr10" draw:text-style-name="P4" draw:layer="layout" svg:width="3.074cm" svg:height="0.669cm" draw:transform="rotate (1.5707963267949) translate (1.601cm 8.747cm)">
          <draw:text-box>
            <text:p text:style-name="P1"><text:span text:style-name="T2">FB source input</text:span></text:p>
          </draw:text-box>
        </draw:frame>
        <draw:custom-shape draw:style-name="gr8" draw:text-style-name="P3" draw:layer="layout" svg:width="1.651cm" svg:height="3.048cm" svg:x="13.192cm" svg:y="5.57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.651cm" svg:height="3.048cm" svg:x="2.143cm" svg:y="5.699cm">
          <text:p/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8.112cm" svg:y1="7.159cm" svg:x2="10.244cm" svg:y2="7.159cm" draw:start-shape="id4" draw:start-glue-point="7" draw:end-shape="id11" draw:end-glue-point="3" svg:d="m8112 7159h2132" svg:viewBox="0 0 2133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46" draw:display-name="Hatching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1" svg:stroke-color="#000000" draw:fill="none" draw:fill-gradient-name="Gradient_20_7" draw:fill-hatch-name="Hatching_20_46" draw:fill-image-name="Bitmape_20_1" draw:fill-image-width="0cm" draw:fill-image-height="0cm"/>
      <style:text-properties fo:font-size="10pt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1-27T16:51:32</meta:creation-date>
    <dc:date>2014-01-31T17:43:20</dc:date>
    <meta:editing-duration>PT2H12M30S</meta:editing-duration>
    <meta:editing-cycles>21</meta:editing-cycles>
    <meta:generator>LibreOffice/3.5$Linux_x86 LibreOffice_project/350m1$Build-2</meta:generator>
    <meta:document-statistic meta:object-count="48"/>
  </office:meta>
</office:document-meta>
</file>